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5.214cm" fo:margin-left="0.887cm" table:align="left" style:writing-mode="lr-tb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5.202cm"/>
    </style:style>
    <style:style style:name="Table3.C" style:family="table-column">
      <style:table-column-properties style:column-width="3.805cm"/>
    </style:style>
    <style:style style:name="Table3.D" style:family="table-column">
      <style:table-column-properties style:column-width="3.799cm"/>
    </style:style>
    <style:style style:name="Table3.1" style:family="table-row">
      <style:table-row-properties style:min-row-height="1.101cm" fo:keep-together="auto"/>
    </style:style>
    <style:style style:name="Table3.A1" style:family="table-cell">
      <style:table-cell-properties style:vertical-align="bottom" fo:padding="0.101cm" fo:border="none" style:writing-mode="lr-tb"/>
    </style:style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3.452cm"/>
    </style:style>
    <style:style style:name="Table5.E" style:family="table-column">
      <style:table-column-properties style:column-width="3.454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9" style:family="table">
      <style:table-properties style:width="16.99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4.001cm"/>
    </style:style>
    <style:style style:name="Table9.C" style:family="table-column">
      <style:table-column-properties style:column-width="1cm"/>
    </style:style>
    <style:style style:name="Table9.E" style:family="table-column">
      <style:table-column-properties style:column-width="3.995cm"/>
    </style:style>
    <style:style style:name="Table9.1" style:family="table-row">
      <style:table-row-properties style:row-height="1cm" fo:background-color="transparent" fo:keep-together="always">
        <style:background-image/>
      </style:table-row-properties>
    </style:style>
    <style:style style:name="Table9.A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9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9.2" style:family="table-row">
      <style:table-row-properties style:row-height="0.3cm" fo:keep-together="always"/>
    </style:style>
    <style:style style:name="Table9.A2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A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4" style:family="table-row">
      <style:table-row-properties style:row-height="0.3cm" fo:keep-together="always"/>
    </style:style>
    <style:style style:name="Table9.6" style:family="table-row">
      <style:table-row-properties style:row-height="0.3cm" fo:keep-together="always"/>
    </style:style>
    <style:style style:name="Table9.A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8" style:family="table-row">
      <style:table-row-properties style:row-height="0.3cm" fo:keep-together="always"/>
    </style:style>
    <style:style style:name="Table9.A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10" style:family="table-row">
      <style:table-row-properties style:row-height="0.3cm" fo:keep-together="always"/>
    </style:style>
    <style:style style:name="Table9.A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12" style:family="table-row">
      <style:table-row-properties style:row-height="0.3cm" fo:keep-together="always"/>
    </style:style>
    <style:style style:name="Table9.A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14" style:family="table-row">
      <style:table-row-properties style:row-height="0.3cm" fo:keep-together="always"/>
    </style:style>
    <style:style style:name="Table9.A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9.D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6" style:family="table">
      <style:table-properties style:width="17.013cm" fo:margin-left="0cm" fo:break-before="page" table:align="left" style:writing-mode="lr-tb"/>
    </style:style>
    <style:style style:name="Table6.A" style:family="table-column">
      <style:table-column-properties style:column-width="4.001cm"/>
    </style:style>
    <style:style style:name="Table6.B" style:family="table-column">
      <style:table-column-properties style:column-width="1.688cm"/>
    </style:style>
    <style:style style:name="Table6.C" style:family="table-column">
      <style:table-column-properties style:column-width="1.614cm"/>
    </style:style>
    <style:style style:name="Table6.D" style:family="table-column">
      <style:table-column-properties style:column-width="4.101cm"/>
    </style:style>
    <style:style style:name="Table6.E" style:family="table-column">
      <style:table-column-properties style:column-width="2.196cm"/>
    </style:style>
    <style:style style:name="Table6.F" style:family="table-column">
      <style:table-column-properties style:column-width="3.413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011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row-height="0.3cm"/>
    </style:style>
    <style:style style:name="Table6.A4" style:family="table-cell">
      <style:table-cell-properties fo:padding="0.097cm" fo:border-left="none" fo:border-right="none" fo:border-top="none" fo:border-bottom="0.5pt solid #000000"/>
    </style:style>
    <style:style style:name="Table2" style:family="table">
      <style:table-properties style:width="16.997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4.001cm"/>
    </style:style>
    <style:style style:name="Table2.C" style:family="table-column">
      <style:table-column-properties style:column-width="1cm"/>
    </style:style>
    <style:style style:name="Table2.E" style:family="table-column">
      <style:table-column-properties style:column-width="3.995cm"/>
    </style:style>
    <style:style style:name="Table2.1" style:family="table-row">
      <style:table-row-properties style:row-height="1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style:row-height="0.3cm" fo:keep-together="always"/>
    </style:style>
    <style:style style:name="Table2.4" style:family="table-row">
      <style:table-row-properties style:row-height="0.3cm" fo:keep-together="always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="0.097cm" fo:border-left="none" fo:border-right="none" fo:border-top="0.5pt solid #000000" fo:border-bottom="none"/>
    </style:style>
    <style:style style:name="Table8.A2" style:family="table-cell">
      <style:table-cell-properties fo:padding="0.097cm" fo:border-left="0.5pt solid #999999" fo:border-right="none" fo:border-top="0.5pt solid #999999" fo:border-bottom="0.5pt solid #999999"/>
    </style:style>
    <style:style style:name="Table8.F2" style:family="table-cell">
      <style:table-cell-properties fo:padding="0.097cm" fo:border="0.5pt solid #999999"/>
    </style:style>
    <style:style style:name="P1" style:family="paragraph" style:parent-style-name="Standard">
      <style:text-properties officeooo:paragraph-rsid="00079a75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text-properties fo:font-weight="normal" officeooo:rsid="0034b265" officeooo:paragraph-rsid="001660b0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paragraph-rsid="001660b0"/>
    </style:style>
    <style:style style:name="P6" style:family="paragraph" style:parent-style-name="Standard">
      <style:text-properties officeooo:paragraph-rsid="001660b0"/>
    </style:style>
    <style:style style:name="P7" style:family="paragraph" style:parent-style-name="Standard"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9" style:family="paragraph" style:parent-style-name="Text_20_body">
      <style:text-properties officeooo:paragraph-rsid="00079a75"/>
    </style:style>
    <style:style style:name="P10" style:family="paragraph" style:parent-style-name="Text_20_body">
      <loext:graphic-properties draw:fill-image-width="0cm" draw:fill-image-height="0cm"/>
      <style:text-properties officeooo:paragraph-rsid="00079a75"/>
    </style:style>
    <style:style style:name="P11" style:family="paragraph" style:parent-style-name="Text_20_body">
      <style:text-properties fo:font-style="italic" officeooo:paragraph-rsid="00079a75" style:font-style-asian="italic" style:font-style-complex="italic"/>
    </style:style>
    <style:style style:name="P12" style:family="paragraph" style:parent-style-name="Text_20_body">
      <style:text-properties officeooo:paragraph-rsid="001660b0"/>
    </style:style>
    <style:style style:name="P13" style:family="paragraph" style:parent-style-name="Text_20_body">
      <loext:graphic-properties draw:fill-image-width="0cm" draw:fill-image-height="0cm"/>
      <style:text-properties officeooo:paragraph-rsid="001660b0"/>
    </style:style>
    <style:style style:name="P14" style:family="paragraph" style:parent-style-name="Text_20_body">
      <style:text-properties fo:font-weight="bold" officeooo:rsid="00306c65" officeooo:paragraph-rsid="001660b0" style:font-weight-asian="bold" style:font-weight-complex="bold"/>
    </style:style>
    <style:style style:name="P15" style:family="paragraph" style:parent-style-name="Text_20_body">
      <style:text-properties fo:font-weight="bold" officeooo:paragraph-rsid="001660b0" style:font-weight-asian="bold" style:font-weight-complex="bold"/>
    </style:style>
    <style:style style:name="P16" style:family="paragraph" style:parent-style-name="Text_20_body">
      <style:text-properties fo:font-weight="normal" officeooo:paragraph-rsid="001660b0" style:font-weight-asian="normal" style:font-weight-complex="normal"/>
    </style:style>
    <style:style style:name="P17" style:family="paragraph" style:parent-style-name="Text_20_body">
      <style:text-properties officeooo:paragraph-rsid="00013ee0"/>
    </style:style>
    <style:style style:name="P18" style:family="paragraph" style:parent-style-name="Header">
      <style:text-properties officeooo:paragraph-rsid="00079a75"/>
    </style:style>
    <style:style style:name="P19" style:family="paragraph" style:parent-style-name="Subject">
      <style:text-properties officeooo:paragraph-rsid="00079a75"/>
    </style:style>
    <style:style style:name="P20" style:family="paragraph" style:parent-style-name="Subject">
      <style:text-properties officeooo:rsid="001dd97f" officeooo:paragraph-rsid="001dd97f"/>
    </style:style>
    <style:style style:name="P21" style:family="paragraph" style:parent-style-name="Subject">
      <style:text-properties officeooo:rsid="00235427" officeooo:paragraph-rsid="00235427"/>
    </style:style>
    <style:style style:name="P22" style:family="paragraph" style:parent-style-name="Subject">
      <style:text-properties officeooo:rsid="0024db19" officeooo:paragraph-rsid="0024db19"/>
    </style:style>
    <style:style style:name="P23" style:family="paragraph" style:parent-style-name="Grade">
      <style:text-properties officeooo:paragraph-rsid="00079a75"/>
    </style:style>
    <style:style style:name="P24" style:family="paragraph" style:parent-style-name="Table_20_Contents">
      <style:text-properties officeooo:rsid="0042d296" officeooo:paragraph-rsid="001660b0"/>
    </style:style>
    <style:style style:name="P25" style:family="paragraph" style:parent-style-name="Table_20_Contents">
      <style:paragraph-properties fo:text-align="end" style:justify-single-word="false"/>
      <style:text-properties officeooo:rsid="000a9b1d" officeooo:paragraph-rsid="001660b0"/>
    </style:style>
    <style:style style:name="P26" style:family="paragraph" style:parent-style-name="Table_20_Contents">
      <style:paragraph-properties fo:text-align="center" style:justify-single-word="false"/>
      <style:text-properties officeooo:paragraph-rsid="001660b0"/>
    </style:style>
    <style:style style:name="P27" style:family="paragraph" style:parent-style-name="Table_20_Contents">
      <style:text-properties officeooo:paragraph-rsid="001660b0"/>
    </style:style>
    <style:style style:name="P28" style:family="paragraph" style:parent-style-name="Standard">
      <style:paragraph-properties fo:break-before="page"/>
      <style:text-properties officeooo:rsid="004101f1" officeooo:paragraph-rsid="001660b0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officeooo:rsid="00293886" officeooo:paragraph-rsid="001660b0" style:font-weight-asian="bold" style:font-weight-complex="bold"/>
    </style:style>
    <style:style style:name="P30" style:family="paragraph" style:parent-style-name="Standard">
      <style:paragraph-properties fo:break-before="page"/>
      <style:text-properties officeooo:paragraph-rsid="001660b0"/>
    </style:style>
    <style:style style:name="P31" style:family="paragraph" style:parent-style-name="Standard">
      <style:paragraph-properties fo:margin-left="1cm" fo:margin-right="0cm" fo:text-indent="0cm" style:auto-text-indent="false"/>
      <style:text-properties officeooo:paragraph-rsid="001660b0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1660b0"/>
    </style:style>
    <style:style style:name="P33" style:family="paragraph" style:parent-style-name="Table_20_Title">
      <style:paragraph-properties fo:text-align="center" style:justify-single-word="false"/>
      <style:text-properties officeooo:paragraph-rsid="001660b0"/>
    </style:style>
    <style:style style:name="P34" style:family="paragraph" style:parent-style-name="Standard">
      <style:paragraph-properties fo:margin-top="0.64cm" fo:margin-bottom="0cm" loext:contextual-spacing="false" fo:text-align="center" style:justify-single-word="false"/>
      <style:text-properties officeooo:paragraph-rsid="00239c9f"/>
    </style:style>
    <style:style style:name="P35" style:family="paragraph" style:parent-style-name="Grade">
      <style:text-properties officeooo:paragraph-rsid="00264671"/>
    </style:style>
    <style:style style:name="P36" style:family="paragraph" style:parent-style-name="Subject">
      <style:text-properties officeooo:rsid="00264671" officeooo:paragraph-rsid="00264671"/>
    </style:style>
    <style:style style:name="P37" style:family="paragraph" style:parent-style-name="Heading_20_2">
      <style:paragraph-properties fo:text-align="center" style:justify-single-word="false"/>
      <style:text-properties officeooo:paragraph-rsid="001660b0"/>
    </style:style>
    <style:style style:name="P38" style:family="paragraph" style:parent-style-name="Heading_20_1">
      <style:text-properties officeooo:paragraph-rsid="001660b0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officeooo:rsid="004e9d5e" style:font-size-asian="16pt"/>
    </style:style>
    <style:style style:name="T3" style:family="text">
      <style:text-properties fo:font-size="16pt" officeooo:rsid="00231160" style:font-size-asian="16pt"/>
    </style:style>
    <style:style style:name="T4" style:family="text">
      <style:text-properties officeooo:rsid="0019af22"/>
    </style:style>
    <style:style style:name="T5" style:family="text">
      <style:text-properties officeooo:rsid="00121500"/>
    </style:style>
    <style:style style:name="T6" style:family="text">
      <style:text-properties officeooo:rsid="00111c3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style:shadow="none" draw:shadow-opacity="100%" loext:rel-width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Maßstab?" text:name="STREAM"/>
        <text:user-field-decl office:value-type="string" office:string-value="?ZEUGNIS_D?" text:name="DATE_D"/>
        <text:user-field-decl office:value-type="string" office:string-value="?ZEUGNIS?" text:name="REPORT_TYPE_CAP"/>
        <text:user-field-decl office:value-type="string" office:string-value="?Zeugnis?" text:name="REPORT_TYPE"/>
        <text:user-field-decl office:value-type="string" office:string-value="?SCHULJAHR?" text:name="SCHOOLYEAR"/>
        <text:user-field-decl office:value-type="string" office:string-value="?BEMERKUNG_1?" text:name="_COMMENT_1"/>
        <text:user-field-decl office:value-type="string" office:string-value="?VORNAMEN?" text:name="FIRSTNAMES"/>
        <text:user-field-decl office:value-type="string" office:string-value="?GEB_Datum?" text:name="DOB_D"/>
        <text:user-field-decl office:value-type="string" office:string-value="?GEBURTSORT?" text:name="POB"/>
        <text:user-field-decl office:value-type="string" office:string-value="?EINTRITT_D?" text:name="ENTRY_D"/>
        <text:user-field-decl office:value-type="string" office:string-value="?de?" text:name="de"/>
        <text:user-field-decl office:value-type="string" office:string-value="?en?" text:name="en"/>
        <text:user-field-decl office:value-type="string" office:string-value="?fr?" text:name="fr"/>
        <text:user-field-decl office:value-type="string" office:string-value="?ges?" text:name="ges"/>
        <text:user-field-decl office:value-type="string" office:string-value="?soz?" text:name="soz"/>
        <text:user-field-decl office:value-type="string" office:string-value="?geo?" text:name="geo"/>
        <text:user-field-decl office:value-type="string" office:string-value="?rel?" text:name="rel"/>
        <text:user-field-decl office:value-type="string" office:string-value="?ma?" text:name="ma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ph?" text:name="ph"/>
        <text:user-field-decl office:value-type="string" office:string-value="?mu?" text:name="mu"/>
        <text:user-field-decl office:value-type="string" office:string-value="?ku?" text:name="ku"/>
        <text:user-field-decl office:value-type="string" office:string-value="?awt?" text:name="awt"/>
        <text:user-field-decl office:value-type="string" office:string-value="?sp?" text:name="sp"/>
        <text:user-field-decl office:value-type="string" office:string-value="?eu?" text:name="eu"/>
        <text:user-field-decl office:value-type="string" office:string-value="?f_K_1?" text:name="f_K_1"/>
        <text:user-field-decl office:value-type="string" office:string-value="?g_K_1?" text:name="g_K_1"/>
        <text:user-field-decl office:value-type="string" office:string-value="?g_K_3?" text:name="g_K_3"/>
        <text:user-field-decl office:value-type="string" office:string-value="?g_K_5?" text:name="g_K_5"/>
        <text:user-field-decl office:value-type="string" office:string-value="?g_K_2?" text:name="g_K_2"/>
        <text:user-field-decl office:value-type="string" office:string-value="?g_K_4?" text:name="g_K_4"/>
        <text:user-field-decl office:value-type="string" office:string-value="?f_K_2?" text:name="f_K_2"/>
        <text:user-field-decl office:value-type="string" office:string-value="?f_K_4?" text:name="f_K_4"/>
        <text:user-field-decl office:value-type="string" office:string-value="?f_K_3?" text:name="f_K_3"/>
        <text:user-field-decl office:value-type="string" office:string-value="?f_K_5?" text:name="f_K_5"/>
        <text:user-field-decl office:value-type="string" office:string-value="?NACHNAME?" text:name="LASTNAME"/>
        <text:user-field-decl office:value-type="string" office:string-value="?KLASSE?" text:name="CLASS"/>
      </text:user-field-decls>
      <text:p text:style-name="P18">FREIE WALDORFSCHULE HANNOVER – BOTHFELD</text:p>
      <text:p text:style-name="P10"><draw:line text:anchor-type="char" draw:z-index="0" draw:style-name="gr1" draw:text-style-name="P39" svg:x1="0.099cm" svg:y1="0.252cm" svg:x2="16.821cm" svg:y2="0.252cm"><text:p/></draw:line></text:p>
      <text:p text:style-name="P13"/>
      <text:p text:style-name="P13"/>
      <text:h text:style-name="P38" text:outline-level="1"><text:user-field-get text:name="REPORT_TYPE_CAP">?ZEUGNIS?</text:user-field-get></text:h>
      <text:p text:style-name="P34"><text:span text:style-name="T3">Maßstab </text:span><text:span text:style-name="T2"><text:user-field-get text:name="STREAM">?Maßstab?</text:user-field-get></text:span></text:p>
      <text:p text:style-name="P12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>Klasse:</text:p>
          </table:table-cell>
          <table:table-cell table:style-name="Table3.A1" office:value-type="string">
            <text:p text:style-name="P6"><text:user-field-get text:name="CLASS">?KLASSE?</text:user-field-get></text:p>
          </table:table-cell>
          <table:table-cell table:style-name="Table3.A1" office:value-type="string">
            <text:p text:style-name="P6">Schuljahr:</text:p>
          </table:table-cell>
          <table:table-cell table:style-name="Table3.A1" office:value-type="string">
            <text:p text:style-name="P6"><text:user-field-get text:name="SCHOOLYEAR">?SCHULJAHR?</text:user-field-get></text:p>
          </table:table-cell>
        </table:table-row>
      </table:table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Name:</text:p>
          </table:table-cell>
          <table:table-cell table:style-name="Table5.B1" table:number-columns-spanned="4" office:value-type="string">
            <text:p text:style-name="P2"><text:user-field-get text:name="FIRSTNAMES">?VORNAMEN?</text:user-field-get><text:s/><text:user-field-get text:name="LASTNAME">?NACHNAME?</text:user-field-get>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6">geboren am</text:p>
          </table:table-cell>
          <table:table-cell table:style-name="Table5.B1" office:value-type="string">
            <text:p text:style-name="P3"><text:user-field-get text:name="DOB_D">?GEB_Datum?</text:user-field-get></text:p>
          </table:table-cell>
          <table:table-cell table:style-name="Table5.A1" office:value-type="string">
            <text:p text:style-name="P6">in</text:p>
          </table:table-cell>
          <table:table-cell table:style-name="Table5.B1" table:number-columns-spanned="2" office:value-type="string">
            <text:p text:style-name="P6"><text:user-field-get text:name="POB">?GEBURTSORT?</text:user-field-get></text:p>
          </table:table-cell>
          <table:covered-table-cell/>
        </table:table-row>
        <table:table-row table:style-name="Table5.2">
          <table:table-cell table:style-name="Table5.A1" table:number-columns-spanned="4" office:value-type="string">
            <text:p text:style-name="P5">besucht die Schule seit </text:p>
          </table:table-cell>
          <table:covered-table-cell/>
          <table:covered-table-cell/>
          <table:covered-table-cell/>
          <table:table-cell table:style-name="Table5.B1" office:value-type="string">
            <text:p text:style-name="P6"><text:user-field-get text:name="ENTRY_D">?EINTRITT_D?</text:user-field-get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E"/>
        <table:table-row table:style-name="Table9.1">
          <table:table-cell table:style-name="Table9.A1" office:value-type="string">
            <text:p text:style-name="Subject">Deutsch</text:p>
          </table:table-cell>
          <table:table-cell table:style-name="Table9.B1" office:value-type="string">
            <text:p text:style-name="Grade"><text:user-field-get text:name="de">?de?</text:user-field-get>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20">Englisch</text:p>
          </table:table-cell>
          <table:table-cell table:style-name="Table9.B1" office:value-type="string">
            <text:p text:style-name="Grade"><text:user-field-get text:name="en">?en?</text:user-field-get></text:p>
          </table:table-cell>
        </table:table-row>
        <table:table-row table:style-name="Table9.2">
          <table:table-cell table:style-name="Table9.D15" office:value-type="string">
            <text:p text:style-name="P9"/>
          </table:table-cell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A3" office:value-type="string">
            <text:p text:style-name="P20">Französisch</text:p>
          </table:table-cell>
          <table:table-cell table:style-name="Table9.B1" office:value-type="string">
            <text:p text:style-name="Grade"><text:user-field-get text:name="fr">?fr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0">Kunst</text:p>
          </table:table-cell>
          <table:table-cell table:style-name="Table9.B1" office:value-type="string">
            <text:p text:style-name="Grade"><text:user-field-get text:name="ku">?ku?</text:user-field-get></text:p>
          </table:table-cell>
        </table:table-row>
        <table:table-row table:style-name="Table9.4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A1" office:value-type="string">
            <text:p text:style-name="P20">Musik</text:p>
          </table:table-cell>
          <table:table-cell table:style-name="Table9.B1" office:value-type="string">
            <text:p text:style-name="Grade"><text:user-field-get text:name="mu">?mu?</text:user-field-get>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20">Geschichte</text:p>
          </table:table-cell>
          <table:table-cell table:style-name="Table9.B1" office:value-type="string">
            <text:p text:style-name="Grade"><text:user-field-get text:name="ges">?ges?</text:user-field-get></text:p>
          </table:table-cell>
        </table:table-row>
        <table:table-row table:style-name="Table9.6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D15" office:value-type="string">
            <text:p text:style-name="P20">Sozialkunde</text:p>
          </table:table-cell>
          <table:table-cell table:style-name="Table9.B1" office:value-type="string">
            <text:p text:style-name="Grade"><text:user-field-get text:name="soz">?soz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0">Geographie</text:p>
          </table:table-cell>
          <table:table-cell table:style-name="Table9.B1" office:value-type="string">
            <text:p text:style-name="Grade"><text:user-field-get text:name="geo">?geo?</text:user-field-get></text:p>
          </table:table-cell>
        </table:table-row>
        <table:table-row table:style-name="Table9.8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D15" office:value-type="string">
            <text:p text:style-name="P20">Religion</text:p>
          </table:table-cell>
          <table:table-cell table:style-name="Table9.B1" office:value-type="string">
            <text:p text:style-name="Grade"><text:user-field-get text:name="rel">?rel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0">Mathematik</text:p>
          </table:table-cell>
          <table:table-cell table:style-name="Table9.B1" office:value-type="string">
            <text:p text:style-name="Grade"><text:user-field-get text:name="ma">?ma?</text:user-field-get></text:p>
          </table:table-cell>
        </table:table-row>
        <table:table-row table:style-name="Table9.10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D15" office:value-type="string">
            <text:p text:style-name="P20">Biologie</text:p>
          </table:table-cell>
          <table:table-cell table:style-name="Table9.B1" office:value-type="string">
            <text:p text:style-name="Grade"><text:user-field-get text:name="bio">?bio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0">Chemie</text:p>
          </table:table-cell>
          <table:table-cell table:style-name="Table9.B1" office:value-type="string">
            <text:p text:style-name="Grade"><text:user-field-get text:name="ch">?ch?</text:user-field-get></text:p>
          </table:table-cell>
        </table:table-row>
        <table:table-row table:style-name="Table9.12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D15" office:value-type="string">
            <text:p text:style-name="P20">Physik</text:p>
          </table:table-cell>
          <table:table-cell table:style-name="Table9.B1" office:value-type="string">
            <text:p text:style-name="Grade"><text:user-field-get text:name="ph">?ph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0">Sport</text:p>
          </table:table-cell>
          <table:table-cell table:style-name="Table9.B1" office:value-type="string">
            <text:p text:style-name="Grade"><text:user-field-get text:name="sp">?sp?</text:user-field-get></text:p>
          </table:table-cell>
        </table:table-row>
        <table:table-row table:style-name="Table9.14"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Grade"/>
          </table:table-cell>
        </table:table-row>
        <table:table-row table:style-name="Table9.1">
          <table:table-cell table:style-name="Table9.D15" office:value-type="string">
            <text:p text:style-name="P36">Arbeit-Wirtschaft-Technik</text:p>
          </table:table-cell>
          <table:table-cell table:style-name="Table9.B1" office:value-type="string">
            <text:p text:style-name="P35"><text:user-field-get text:name="awt">?awt?</text:user-field-get></text:p>
          </table:table-cell>
          <table:table-cell table:style-name="Table9.A1" office:value-type="string">
            <text:p text:style-name="P9"/>
          </table:table-cell>
          <table:table-cell table:style-name="Table9.D15" office:value-type="string">
            <text:p text:style-name="P22">––––––</text:p>
          </table:table-cell>
          <table:table-cell table:style-name="Table9.B1" office:value-type="string">
            <text:p text:style-name="Grade">––––––</text:p>
          </table:table-cell>
        </table:table-row>
      </table:table>
      <text:p text:style-name="P1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h text:style-name="P37" text:outline-level="2">Freie Waldorfschule Hannover-Bothfeld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0"><text:user-field-get text:name="REPORT_TYPE">?Zeugnis?</text:user-field-get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30">Klasse: </text:p>
          </table:table-cell>
          <table:table-cell table:style-name="Table6.A2" office:value-type="string">
            <text:p text:style-name="P28"><text:user-field-get text:name="CLASS">?KLASSE?</text:user-field-get></text:p>
          </table:table-cell>
          <table:table-cell table:style-name="Table6.A2" office:value-type="string">
            <text:p text:style-name="P30">Schuljahr: </text:p>
          </table:table-cell>
          <table:table-cell table:style-name="Table6.A2" office:value-type="string">
            <text:p text:style-name="P28"><text:user-field-get text:name="SCHOOLYEAR">?SCHULJAHR?</text:user-field-get></text:p>
          </table:table-cell>
        </table:table-row>
        <table:table-row table:style-name="Table6.3">
          <table:table-cell table:style-name="Table6.A1" office:value-type="string">
            <text:p text:style-name="P25"/>
          </table:table-cell>
          <table:table-cell table:style-name="Table6.A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4" table:number-columns-spanned="6" office:value-type="string">
            <text:p text:style-name="P31"><text:span text:style-name="T1"><text:user-field-get text:name="FIRSTNAMES">?VORNAMEN?</text:user-field-get></text:span><text:span text:style-name="T1"><text:s/></text:span><text:span text:style-name="T1"><text:user-field-get text:name="LASTNAME">?NACHNAME?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>Künstlerisch-Praktische Kurse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21">Eurythmie</text:p>
          </table:table-cell>
          <table:table-cell table:style-name="Table2.B1" office:value-type="string">
            <text:p text:style-name="P23"><text:user-field-get text:name="eu">?eu?</text:user-field-get></text:p>
          </table:table-cell>
          <table:table-cell table:style-name="Table2.C1" office:value-type="string">
            <text:p text:style-name="P9"/>
          </table:table-cell>
          <table:table-cell table:style-name="Table2.A1" office:value-type="string">
            <text:p text:style-name="P19"><text:user-field-get text:name="f_K_1">?f_K_1?</text:user-field-get></text:p>
          </table:table-cell>
          <table:table-cell table:style-name="Table2.B1" office:value-type="string">
            <text:p text:style-name="P23"><text:user-field-get text:name="g_K_1">?g_K_1?</text:user-field-get></text:p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C1" office:value-type="string">
            <text:p text:style-name="P23"/>
          </table:table-cell>
          <table:table-cell table:style-name="Table2.C1" office:value-type="string">
            <text:p text:style-name="P9"/>
          </table:table-cell>
          <table:table-cell table:style-name="Table2.C1" office:value-type="string">
            <text:p text:style-name="P19"/>
          </table:table-cell>
          <table:table-cell table:style-name="Table2.C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19"><text:user-field-get text:name="f_K_2">?f_K_2?</text:user-field-get></text:p>
          </table:table-cell>
          <table:table-cell table:style-name="Table2.B1" office:value-type="string">
            <text:p text:style-name="P23"><text:user-field-get text:name="g_K_2">?g_K_2?</text:user-field-get></text:p>
          </table:table-cell>
          <table:table-cell table:style-name="Table2.C1" office:value-type="string">
            <text:p text:style-name="P9"/>
          </table:table-cell>
          <table:table-cell table:style-name="Table2.A1" office:value-type="string">
            <text:p text:style-name="P19"><text:user-field-get text:name="f_K_3">?f_K_3?</text:user-field-get></text:p>
          </table:table-cell>
          <table:table-cell table:style-name="Table2.B1" office:value-type="string">
            <text:p text:style-name="P23"><text:user-field-get text:name="g_K_3">?g_K_3?</text:user-field-get></text:p>
          </table:table-cell>
        </table:table-row>
        <table:table-row table:style-name="Table2.4">
          <table:table-cell table:style-name="Table2.C1" office:value-type="string">
            <text:p text:style-name="P19"/>
          </table:table-cell>
          <table:table-cell table:style-name="Table2.C1" office:value-type="string">
            <text:p text:style-name="P23"/>
          </table:table-cell>
          <table:table-cell table:style-name="Table2.C1" office:value-type="string">
            <text:p text:style-name="P9"/>
          </table:table-cell>
          <table:table-cell table:style-name="Table2.C1" office:value-type="string">
            <text:p text:style-name="P19"/>
          </table:table-cell>
          <table:table-cell table:style-name="Table2.C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19"><text:user-field-get text:name="f_K_4">?f_K_4?</text:user-field-get></text:p>
          </table:table-cell>
          <table:table-cell table:style-name="Table2.B1" office:value-type="string">
            <text:p text:style-name="P23"><text:user-field-get text:name="g_K_4">?g_K_4?</text:user-field-get></text:p>
          </table:table-cell>
          <table:table-cell table:style-name="Table2.C1" office:value-type="string">
            <text:p text:style-name="P9"/>
          </table:table-cell>
          <table:table-cell table:style-name="Table2.A1" office:value-type="string">
            <text:p text:style-name="P19"><text:user-field-get text:name="f_K_5">?f_K_5?</text:user-field-get></text:p>
          </table:table-cell>
          <table:table-cell table:style-name="Table2.B1" office:value-type="string">
            <text:p text:style-name="P23"><text:user-field-get text:name="g_K_5">?g_K_5?</text:user-field-get></text:p>
          </table:table-cell>
        </table:table-row>
      </table:table>
      <text:p text:style-name="P16"/>
      <text:p text:style-name="P16"/>
      <text:p text:style-name="P15">Bemerkungen:</text:p>
      <text:p text:style-name="P32"><draw:frame draw:style-name="fr1" draw:name="Frame1" text:anchor-type="paragraph" svg:y="0cm" svg:width="16.15cm" style:rel-width="95%" svg:height="1.799cm" draw:z-index="2"><draw:text-box><text:p text:style-name="P17"><text:user-field-get text:name="_COMMENT_1">?BEMERKUNG_1?</text:user-field-get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Frame2" text:anchor-type="paragraph" svg:x="6.384cm" svg:y="0.288cm" svg:width="4.233cm" draw:z-index="1"><draw:text-box fo:min-height="3.334cm"><text:p text:style-name="P7"/><text:p text:style-name="P7"/><text:p text:style-name="P7"/><text:p text:style-name="P8">Siegel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Hannover, den <text:user-field-get text:name="DATE_D">?ZEUGNIS_D?</text:user-field-get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6"/>
          </table:table-cell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6"/>
          </table:table-cell>
          <table:table-cell table:style-name="Table7.A1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33">Klassenlehrer/<text:span text:style-name="T4">in</text:span></text:p>
          </table:table-cell>
          <table:table-cell table:style-name="Table7.A2" office:value-type="string">
            <text:p text:style-name="P26"/>
          </table:table-cell>
          <table:table-cell table:style-name="Table7.A2" office:value-type="string">
            <text:p text:style-name="P33"><text:span text:style-name="T5">f</text:span>ür die <text:span text:style-name="T6">Schull</text:span>eitung</text:p>
          </table:table-cell>
          <table:table-cell table:style-name="Table7.A2" office:value-type="string">
            <text:p text:style-name="P26"/>
          </table:table-cell>
          <table:table-cell table:style-name="Table7.A2" office:value-type="string">
            <text:p text:style-name="P33">Erziehungsberechtigte/r oder volljährige/r Schüler/in</text:p>
          </table:table-cell>
        </table:table-row>
      </table:table>
      <text:p text:style-name="P4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24">Notenstufen: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7"/>
          </table:table-cell>
        </table:table-row>
        <table:table-row>
          <table:table-cell table:style-name="Table8.A2" office:value-type="string">
            <text:p text:style-name="P24">1: sehr gut</text:p>
          </table:table-cell>
          <table:table-cell table:style-name="Table8.A2" office:value-type="string">
            <text:p text:style-name="P24">2: gut</text:p>
          </table:table-cell>
          <table:table-cell table:style-name="Table8.A2" office:value-type="string">
            <text:p text:style-name="P24">3: befriedigend</text:p>
          </table:table-cell>
          <table:table-cell table:style-name="Table8.A2" office:value-type="string">
            <text:p text:style-name="P24">4: ausreichend</text:p>
          </table:table-cell>
          <table:table-cell table:style-name="Table8.A2" office:value-type="string">
            <text:p text:style-name="P24">5: mangelhaft</text:p>
          </table:table-cell>
          <table:table-cell table:style-name="Table8.F2" office:value-type="string">
            <text:p text:style-name="P24">6: ungenügend</text:p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2:03:53.926201375</dc:date>
    <meta:editing-duration>PT2H23M37S</meta:editing-duration>
    <meta:editing-cycles>29</meta:editing-cycles>
    <meta:generator>LibreOffice/6.2.4.2$Linux_X86_64 LibreOffice_project/20$Build-2</meta:generator>
    <meta:document-statistic meta:table-count="7" meta:image-count="0" meta:object-count="0" meta:page-count="2" meta:paragraph-count="81" meta:word-count="106" meta:character-count="858" meta:non-whitespace-character-count="827"/>
  </office:meta>
</office:document-meta>
</file>